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.3cm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cm" svg:height="1.5cm" svg:x="13.7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2.3cm" svg:height="1.433cm" svg:x="13.8cm" svg:y="1.267cm">
          <draw:text-box>
            <text:p text:style-name="P2"><text:span text:style-name="T1">Shop Stock Control System</text:span></text:p>
          </draw:text-box>
        </draw:frame>
        <draw:custom-shape draw:style-name="gr3" draw:text-style-name="P1" xml:id="id3" draw:id="id3" draw:layer="layout" svg:width="2.8cm" svg:height="1.6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8cm" svg:height="1.6cm" svg:x="13.5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8cm" svg:height="1.6cm" svg:x="21.5cm" svg:y="4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9cm" svg:y1="2.8cm" svg:x2="14.9cm" svg:y2="4.1cm" draw:start-shape="id1" draw:start-glue-point="2" draw:end-shape="id2" draw:end-glue-point="0" svg:d="M14900 2800v1300" svg:viewBox="0 0 1 1301">
          <text:p/>
        </draw:connector>
        <draw:connector draw:style-name="gr4" draw:text-style-name="P1" draw:layer="layout" svg:x1="7.4cm" svg:y1="4cm" svg:x2="14.9cm" svg:y2="2.8cm" draw:start-shape="id3" draw:start-glue-point="0" draw:end-shape="id1" draw:end-glue-point="2" svg:d="M7400 4000v-600h7500v-600" svg:viewBox="0 0 7501 1201">
          <text:p/>
        </draw:connector>
        <draw:connector draw:style-name="gr4" draw:text-style-name="P1" draw:layer="layout" svg:x1="22.9cm" svg:y1="4.1cm" svg:x2="14.95cm" svg:y2="2.7cm" draw:start-shape="id4" draw:start-glue-point="0" draw:end-shape="id5" draw:end-glue-point="2" svg:d="M22900 4100v-700h-7950v-700" svg:viewBox="0 0 7951 1401">
          <text:p/>
        </draw:connector>
        <draw:frame draw:style-name="gr5" draw:text-style-name="P2" draw:layer="layout" svg:width="3cm" svg:height="1.6cm" svg:x="6.4cm" svg:y="4.3cm">
          <draw:text-box>
            <text:p text:style-name="P2"><text:span text:style-name="T1">Add New Product</text:span></text:p>
          </draw:text-box>
        </draw:frame>
        <draw:frame draw:style-name="gr6" draw:text-style-name="P2" draw:layer="layout" svg:width="2.589cm" svg:height="0.645cm" svg:x="13.611cm" svg:y="4.455cm">
          <draw:text-box>
            <text:p><text:span text:style-name="T1">Edit Products</text:span></text:p>
          </draw:text-box>
        </draw:frame>
        <draw:frame draw:style-name="gr7" draw:text-style-name="P2" draw:layer="layout" svg:width="3.2cm" svg:height="1.1cm" svg:x="21.332cm" svg:y="4.466cm">
          <draw:text-box>
            <text:p text:style-name="P2"><text:span text:style-name="T1">View All Products</text:span></text:p>
          </draw:text-box>
        </draw:frame>
        <draw:custom-shape draw:style-name="gr8" draw:text-style-name="P3" xml:id="id11" draw:id="id11" draw:layer="layout" svg:width="2.5cm" svg:height="1.6cm" svg:x="0.2cm" svg:y="2.8cm">
          <text:p text:style-name="P1"><text:span text:style-name="T1">Get Product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2.5cm" svg:height="1.6cm" svg:x="0.2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2.5cm" svg:height="1.6cm" svg:x="10.7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5cm" svg:height="1.6cm" svg:x="8.1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5cm" svg:height="1.6cm" svg:x="5.5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2.5cm" svg:height="1.6cm" svg:x="2.9cm" svg:y="7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921cm" svg:height="1.039cm" svg:x="0.079cm" svg:y="7.361cm">
          <draw:text-box>
            <text:p><text:span text:style-name="T1">Get ProductName</text:span></text:p>
          </draw:text-box>
        </draw:frame>
        <draw:frame draw:style-name="gr6" draw:text-style-name="P2" draw:layer="layout" svg:width="2.102cm" svg:height="0.645cm" svg:x="3.098cm" svg:y="7.7cm">
          <draw:text-box>
            <text:p><text:span text:style-name="T1">Get Brand</text:span></text:p>
          </draw:text-box>
        </draw:frame>
        <draw:frame draw:style-name="gr6" draw:text-style-name="P2" draw:layer="layout" svg:width="2.119cm" svg:height="0.645cm" svg:x="5.7cm" svg:y="7.755cm">
          <draw:text-box>
            <text:p text:style-name="P2"><text:span text:style-name="T1">Get Model</text:span></text:p>
          </draw:text-box>
        </draw:frame>
        <draw:frame draw:style-name="gr6" draw:text-style-name="P2" draw:layer="layout" svg:width="2.462cm" svg:height="0.645cm" svg:x="8.1cm" svg:y="7.755cm">
          <draw:text-box>
            <text:p><text:span text:style-name="T1">Get Quantity</text:span></text:p>
          </draw:text-box>
        </draw:frame>
        <draw:frame draw:style-name="gr6" draw:text-style-name="P2" draw:layer="layout" svg:width="1.967cm" svg:height="0.645cm" svg:x="10.9cm" svg:y="7.7cm">
          <draw:text-box>
            <text:p><text:span text:style-name="T1">Get Price</text:span></text:p>
          </draw:text-box>
        </draw:frame>
        <draw:connector draw:style-name="gr4" draw:text-style-name="P1" draw:layer="layout" svg:x1="7.4cm" svg:y1="5.6cm" svg:x2="11.95cm" svg:y2="7.2cm" draw:start-shape="id3" draw:start-glue-point="2" draw:end-shape="id6" draw:end-glue-point="0" svg:d="M7400 5600v800h4550v800" svg:viewBox="0 0 4551 1601">
          <text:p/>
        </draw:connector>
        <draw:connector draw:style-name="gr4" draw:text-style-name="P1" draw:layer="layout" svg:x1="9.35cm" svg:y1="7.2cm" svg:x2="7.4cm" svg:y2="5.6cm" draw:start-shape="id7" draw:start-glue-point="0" draw:end-shape="id3" draw:end-glue-point="2" svg:d="M9350 7200v-800h-1950v-800" svg:viewBox="0 0 1951 1601">
          <text:p/>
        </draw:connector>
        <draw:connector draw:style-name="gr4" draw:text-style-name="P1" draw:layer="layout" svg:x1="6.75cm" svg:y1="7.2cm" svg:x2="7.4cm" svg:y2="5.6cm" draw:start-shape="id8" draw:start-glue-point="0" draw:end-shape="id3" draw:end-glue-point="2" svg:d="M6750 7200v-800h650v-800" svg:viewBox="0 0 651 1601">
          <text:p/>
        </draw:connector>
        <draw:connector draw:style-name="gr4" draw:text-style-name="P1" draw:layer="layout" svg:x1="4.15cm" svg:y1="7.2cm" svg:x2="7.4cm" svg:y2="5.6cm" draw:start-shape="id9" draw:start-glue-point="0" draw:end-shape="id3" svg:d="M4150 7200v-800h3250v-800" svg:viewBox="0 0 3251 1601">
          <text:p/>
        </draw:connector>
        <draw:connector draw:style-name="gr4" draw:text-style-name="P1" draw:layer="layout" svg:x1="1.45cm" svg:y1="7.2cm" svg:x2="7.4cm" svg:y2="5.6cm" draw:start-shape="id10" draw:start-glue-point="0" draw:end-shape="id3" draw:end-glue-point="2" svg:d="M1450 7200v-800h5950v-800" svg:viewBox="0 0 5951 1601">
          <text:p/>
        </draw:connector>
        <draw:connector draw:style-name="gr4" draw:text-style-name="P1" draw:layer="layout" draw:line-skew="0.299cm" svg:x1="1.45cm" svg:y1="4.4cm" svg:x2="7.4cm" svg:y2="5.6cm" draw:start-shape="id11" draw:start-glue-point="2" draw:end-shape="id3" draw:end-glue-point="2" svg:d="M1450 4400v2000h5950v-800" svg:viewBox="0 0 59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0:27:52.683000000</meta:creation-date>
    <dc:date>2015-12-01T11:09:06.699000000</dc:date>
    <meta:editing-duration>PT10M7S</meta:editing-duration>
    <meta:editing-cycles>1</meta:editing-cycles>
    <meta:document-statistic meta:object-count="28"/>
    <meta:generator>LibreOffice/4.3.7.2$Windows_x86 LibreOffice_project/8a35821d8636a03b8bf4e15b48f59794652c68ba</meta:generator>
  </office:meta>
</office:document-meta>
</file>